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text-properties officeooo:paragraph-rsid="000cbbb5"/>
    </style:style>
    <style:style style:name="P2" style:family="paragraph" style:parent-style-name="Text_20_body">
      <style:text-properties officeooo:paragraph-rsid="000cbbb5"/>
    </style:style>
    <style:style style:name="P3" style:family="paragraph" style:parent-style-name="Text_20_body" style:list-style-name="L1">
      <style:text-properties officeooo:paragraph-rsid="000cbbb5"/>
    </style:style>
    <style:style style:name="P4" style:family="paragraph" style:parent-style-name="Text_20_body" style:list-style-name="L1">
      <style:text-properties officeooo:paragraph-rsid="000dfdbd"/>
    </style:style>
    <style:style style:name="P5" style:family="paragraph" style:parent-style-name="Text_20_body" style:list-style-name="L1">
      <style:text-properties officeooo:paragraph-rsid="000eb486"/>
    </style:style>
    <style:style style:name="P6" style:family="paragraph" style:parent-style-name="Text_20_body" style:list-style-name="L1">
      <style:text-properties officeooo:paragraph-rsid="000f28c3"/>
    </style:style>
    <style:style style:name="P7" style:family="paragraph" style:parent-style-name="Text_20_body" style:list-style-name="L1">
      <style:text-properties officeooo:paragraph-rsid="001216e6"/>
    </style:style>
    <style:style style:name="T1" style:family="text">
      <style:text-properties officeooo:rsid="000cbbb5"/>
    </style:style>
    <style:style style:name="T2" style:family="text">
      <style:text-properties officeooo:rsid="000dfdbd"/>
    </style:style>
    <style:style style:name="T3" style:family="text">
      <style:text-properties officeooo:rsid="000eab3e"/>
    </style:style>
    <style:style style:name="T4" style:family="text">
      <style:text-properties officeooo:rsid="000eb486"/>
    </style:style>
    <style:style style:name="T5" style:family="text">
      <style:text-properties officeooo:rsid="000f28c3"/>
    </style:style>
    <style:style style:name="T6" style:family="text">
      <style:text-properties officeooo:rsid="00108f5a"/>
    </style:style>
    <style:style style:name="T7" style:family="text">
      <style:text-properties officeooo:rsid="0011c057"/>
    </style:style>
    <style:style style:name="T8" style:family="text">
      <style:text-properties officeooo:rsid="00120489"/>
    </style:style>
    <style:style style:name="T9" style:family="text">
      <style:text-properties officeooo:rsid="001216e6"/>
    </style:style>
    <style:style style:name="T10" style:family="text">
      <style:text-properties officeooo:rsid="00135ffd"/>
    </style:style>
    <style:style style:name="T11" style:family="text">
      <style:text-properties officeooo:rsid="00139b26"/>
    </style:style>
    <style:style style:name="T12" style:family="text">
      <style:text-properties officeooo:rsid="00139b26" fo:background-color="#ffff00"/>
    </style:style>
    <style:style style:name="T13" style:family="text">
      <style:text-properties officeooo:rsid="0014be97" fo:background-color="#ffff00"/>
    </style:style>
    <style:style style:name="T14" style:family="text">
      <style:text-properties officeooo:rsid="0014be97"/>
    </style:style>
    <style:style style:name="T15" style:family="text">
      <style:text-properties officeooo:rsid="0016ae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Harmonization of a treebank to the HamleDT style</text:span></text:h>
      <text:p text:style-name="P2"><text:span text:style-name="T1">Every treebank has its own specifics but there is a backbone scenario that should be always followed. </text:span><text:span text:style-name="T3">This document provides a general explanation of the methodology. For concrete implementation examples, inspect the Harmonize blocks of treebanks that have been already added to HamleDT.</text:span></text:p>
      <text:list xml:id="list8825765080904570285" text:style-name="L1">
        <text:list-item>
          <text:p text:style-name="P3"><text:span text:style-name="T1">First of all, part of speech and morphosyntactic features are converted to the Interset so that we can later use Node methods like is_noun() or is_coordinator(). The conversion is done by the common Harmonize block. The treebank-specific block must specify in which attribute(s) the original information is stored and what Interset driver to use.</text:span></text:p>
        </text:list-item>
        <text:list-item>
          <text:p text:style-name="P3"><text:span text:style-name="T1">Second, the original syntactic tags (dependency relation labels) are translated to a common label set, derived from the set of afuns in PDT. The tree structure is rarely (if at all) touched in this phase, just the labels. The main advantage is that subsequent code can rely on the set of labels and thus code can be shared among treebanks. From this point on, nothing should (and nothing should have to) query the original DEPREL values. Naturally, the common label set must contain additional values that will not be needed in the final tree because they apply to dependency types that will not exist in the modified tree. </text:span><text:span text:style-name="T2">The method deprel_to_afun() must be specifically implemented for every treebank but it is automatically called from the superordinate block.</text:span></text:p>
        </text:list-item>
        <text:list-item>
          <text:p text:style-name="P4"><text:span text:style-name="T2">Most treebanks contain annotation errors and inconsistencies that cannot be fixed by general code. We want to correct the errors </text:span><text:span text:style-name="T10">once</text:span><text:span text:style-name="T2"> we found them, and sometimes we </text:span><text:span text:style-name="T10">even</text:span><text:span text:style-name="T2"> must correct them because otherwise our subsequent transformations would not work. So we have to write very specific fixes, often targeted at just one sentence. These are typically put in a method called fix_annotation_errors(), and the method is called from the end of our treebank-specific deprel_to_afun() so that the errors are fixed before the superordinate block proceeds with any operations on the tree. The fixes may involve relabeling of dependencies (only the new labels from the common set, i.e. afuns are changed), reattaching nodes or even modifying the values of Interset features. </text:span><text:span text:style-name="T12">DZ: We could make this a standard method that would be always called from the superordinate process_zone(). Its default implementation would be empty.</text:span></text:p>
        </text:list-item>
        <text:list-item>
          <text:p text:style-name="P3"><text:span text:style-name="T1">Coordinate structures should be converted as soon as possible because thereafter we can query effective parents and children (see the Node::get_eparents() method). This is the time to do it. </text:span><text:span text:style-name="T14">(</text:span><text:span text:style-name="T13">DZ: Yes, we did not see effective parents when we were converting dependency labels, and it would have been beneficial to see them. In future, we may want to somehow split the label conversion to two parts.</text:span><text:span text:style-name="T14">)</text:span><text:span text:style-name="T1"> Depending on the coordination style applied in the treebank, the appropriate method for detection of coordination is selected from the repertory. Note that most of these methods are used for multiple treebanks, thus they work with the common set of dependency labels. </text:span><text:span text:style-name="T3">Typical implementation of this step: a) select the best fitting detect_...() method of Coordination; b) write treebank-specific method detect_coordination($node) that calls the selected method of Coordination; c) from treebank-specific process_zone(), call $self-&gt;restructure_coordination($root) </text:span><text:span text:style-name="T15">of</text:span><text:span text:style-name="T3"> the common Harmonize block, which in turn will call my detect_coordination($node). </text:span><text:span text:style-name="T6">Note that you should “restructure” coordination even in the Prague treebanks where it is supposed to be already in the desired style. By disassembling and reassembling all coordinate structures we ensure that any possible deviations (such as picking a different conjunction as the head) will be fixed.</text:span></text:p>
        </text:list-item>
        <text:list-item>
          <text:p text:style-name="P5"><text:span text:style-name="T4">Prepositional phrases and subordinate clauses. In PDT and HamleDT, prepositions have the afun AuxP and the real relation of the prepositional phrase to its parent is labeled at the noun child of the preposition. In most non-Prague treebanks, the real relation is labeled at the </text:span><text:soft-page-break/><text:span text:style-name="T4">preposition and the noun child has a label that just reads “argument of preposition” (translated to the afun PrepArg in our unified label set). Similarly, for subordinate clauses with subordinating conjunctions, the labels are AuxC (for the conjunction in HamleDT style) and SubArg (for the clause predicate in non-Prague style). The labels have to be exchanged accordingly and extra care has to be taken when these structures interact with coordination. For most treebanks however, the common Harmonize method process_prep_sub_arg_cloud($root) will do the job.</text:span></text:p>
        </text:list-item>
        <text:list-item>
          <text:p text:style-name="P6"><text:span text:style-name="T5">Sentence-terminating punctuation should be attached to the root, so make sure to call the common method attach_final_punctuation_to_root($root). </text:span><text:span text:style-name="T6">This method is almost independent of the original tree structure, in general it looks just at the word forms. Nevertheless, it should be called after coordination has been converted. </text:span><text:span text:style-name="T7">Occasionally the punctuation node heads coordination. If it happens, then </text:span><text:span text:style-name="T8">the node</text:span><text:span text:style-name="T7"> must be ignored by this method!</text:span></text:p>
        </text:list-item>
        <text:list-item>
          <text:p text:style-name="P7"><text:span text:style-name="T9">Various other anomalies that are treebank-specific are typically addressed here. At the time of preparing HamleDT 2.0 for release, only a few things beyond the above-mentioned are being addressed.</text:span></text:p>
        </text:list-item>
        <text:list-item>
          <text:p text:style-name="P7"><text:span text:style-name="T9">We often call the common method check_afuns($root) as the last step to check whether there are any afuns that are not allowed in HamleDT. If found, such afuns are replaced by NR. We should examine the instances and modify the code so that there are no NR in HamleDT releases. Please remember that problems of this sort should never be “solved” by picking a different default, such as Atr, for all remaining nodes. Whenever possible, we should try to find a label that matches the context in which the node occurs. (For example, Atr should never be attached to a verb, and Obj or Adv should never be attached to a nou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Code2000"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Code2000"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contextual-spacing="false" fo:orphans="2" fo:widows="2" style:page-number="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4-15T10:23:56</meta:creation-date>
    <dc:date>2014-04-15T11:23:59</dc:date>
    <dc:creator>Daniel Zeman</dc:creator>
    <meta:editing-duration>PT44M53S</meta:editing-duration>
    <meta:editing-cycles>12</meta:editing-cycles>
    <meta:generator>LibreOffice/4.0.1.2$Linux_x86 LibreOffice_project/84102822e3d61eb989ddd325abf1ac077904985</meta:generator>
    <meta:document-statistic meta:table-count="0" meta:image-count="0" meta:object-count="0" meta:page-count="2" meta:paragraph-count="10" meta:word-count="915" meta:character-count="5825" meta:non-whitespace-character-count="4928"/>
  </office:meta>
</office:document-meta>
</file>